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9189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2.3811in"/>
    </style:style>
    <style:style style:name="co5" style:family="table-column">
      <style:table-column-properties fo:break-before="auto" style:column-width="1.8091in"/>
    </style:style>
    <style:style style:name="co6" style:family="table-column">
      <style:table-column-properties fo:break-before="auto" style:column-width="1.8189in"/>
    </style:style>
    <style:style style:name="co7" style:family="table-column">
      <style:table-column-properties fo:break-before="auto" style:column-width="0.9291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34"/>
    <style:style style:name="ce1" style:family="table-cell" style:parent-style-name="Default" style:data-style-name="N129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9" table:number-columns-repeated="6" table:default-cell-style-name="ce1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nstances (N)</text:p>
          </table:table-cell>
          <table:table-cell office:value-type="string" calcext:value-type="string">
            <text:p>precision_test_runs</text:p>
          </table:table-cell>
          <table:table-cell table:style-name="Default" office:value-type="string" calcext:value-type="string">
            <text:p>avg_precision_percent_improvement</text:p>
          </table:table-cell>
          <table:table-cell table:style-name="Default" office:value-type="string" calcext:value-type="string">
            <text:p>avg_precision_percent_cpu</text:p>
          </table:table-cell>
          <table:table-cell table:style-name="Default" office:value-type="string" calcext:value-type="string">
            <text:p>avg_precision_percent_gpu</text:p>
          </table:table-cell>
          <table:table-cell table:style-name="Default" office:value-type="string" calcext:value-type="string">
            <text:p>avg_hits_cpu</text:p>
          </table:table-cell>
          <table:table-cell table:style-name="Default" office:value-type="string" calcext:value-type="string">
            <text:p>avg_hits_gpu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3810" calcext:value-type="float">
            <text:p>3810</text:p>
          </table:table-cell>
          <table:table-cell office:value-type="float" office:value="100" calcext:value-type="float">
            <text:p>100</text:p>
          </table:table-cell>
          <table:table-cell table:formula="of:=([.F2]/[.E2])-1" office:value-type="float" office:value="0.00372180180180171" calcext:value-type="float">
            <text:p>+0.00372180</text:p>
          </table:table-cell>
          <table:table-cell table:formula="of:=([.G2]/[.B2])" office:value-type="float" office:value="0.910433070866142" calcext:value-type="float">
            <text:p>0.9104</text:p>
          </table:table-cell>
          <table:table-cell table:formula="of:=([.H2]/[.B2])" office:value-type="float" office:value="0.913821522309711" calcext:value-type="float">
            <text:p>0.9138</text:p>
          </table:table-cell>
          <table:table-cell office:value-type="float" office:value="3468.75" calcext:value-type="float">
            <text:p>3468.75</text:p>
          </table:table-cell>
          <table:table-cell office:value-type="float" office:value="3481.66" calcext:value-type="float">
            <text:p>3481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RU2</text:p>
          </table:table-cell>
          <table:table-cell office:value-type="float" office:value="17898" calcext:value-type="float">
            <text:p>17898</text:p>
          </table:table-cell>
          <table:table-cell office:value-type="float" office:value="100" calcext:value-type="float">
            <text:p>100</text:p>
          </table:table-cell>
          <table:table-cell table:formula="of:=([.F3]/[.E3])-1" office:value-type="float" office:value="0.000000608902149368262" calcext:value-type="float">
            <text:p>+0.00000061</text:p>
          </table:table-cell>
          <table:table-cell table:formula="of:=([.G3]/[.B3])" office:value-type="float" office:value="0.917588557380713" calcext:value-type="float">
            <text:p>0.9176</text:p>
          </table:table-cell>
          <table:table-cell table:formula="of:=([.H3]/[.B3])" office:value-type="float" office:value="0.917589116102358" calcext:value-type="float">
            <text:p>0.9176</text:p>
          </table:table-cell>
          <table:table-cell office:value-type="float" office:value="16423" calcext:value-type="float">
            <text:p>16423.00</text:p>
          </table:table-cell>
          <table:table-cell office:value-type="float" office:value="16423.01" calcext:value-type="float">
            <text:p>16423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ooNE</text:p>
          </table:table-cell>
          <table:table-cell office:value-type="float" office:value="129596" calcext:value-type="float">
            <text:p>129596</text:p>
          </table:table-cell>
          <table:table-cell office:value-type="float" office:value="50" calcext:value-type="float">
            <text:p>50</text:p>
          </table:table-cell>
          <table:table-cell table:formula="of:=([.F4]/[.E4])-1" office:value-type="float" office:value="0.000489672378194417" calcext:value-type="float">
            <text:p>+0.00048967</text:p>
          </table:table-cell>
          <table:table-cell table:formula="of:=([.G4]/[.B4])" office:value-type="float" office:value="0.508039908639156" calcext:value-type="float">
            <text:p>0.5080</text:p>
          </table:table-cell>
          <table:table-cell table:formula="of:=([.H4]/[.B4])" office:value-type="float" office:value="0.508288681749437" calcext:value-type="float">
            <text:p>0.5083</text:p>
          </table:table-cell>
          <table:table-cell office:value-type="float" office:value="65839.94" calcext:value-type="float">
            <text:p>65839.94</text:p>
          </table:table-cell>
          <table:table-cell office:value-type="float" office:value="65872.18" calcext:value-type="float">
            <text:p>65872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AD</text:p>
          </table:table-cell>
          <table:table-cell office:value-type="float" office:value="4588552" calcext:value-type="float">
            <text:p>4588552</text:p>
          </table:table-cell>
          <table:table-cell office:value-type="float" office:value="5" calcext:value-type="float">
            <text:p>5</text:p>
          </table:table-cell>
          <table:table-cell table:formula="of:=([.F5]/[.E5])-1" office:value-type="float" office:value="0.0229325726814769" calcext:value-type="float">
            <text:p>+0.02293257</text:p>
          </table:table-cell>
          <table:table-cell table:formula="of:=([.G5]/[.B5])" office:value-type="float" office:value="0.635576495591638" calcext:value-type="float">
            <text:p>0.6356</text:p>
          </table:table-cell>
          <table:table-cell table:formula="of:=([.H5]/[.B5])" office:value-type="float" office:value="0.650151899771431" calcext:value-type="float">
            <text:p>0.6502</text:p>
          </table:table-cell>
          <table:table-cell office:value-type="float" office:value="2916375.8" calcext:value-type="float">
            <text:p>2916375.80</text:p>
          </table:table-cell>
          <table:table-cell office:value-type="float" office:value="2983255.8" calcext:value-type="float">
            <text:p>2983255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HAR</text:p>
          </table:table-cell>
          <table:table-cell office:value-type="float" office:value="13932632" calcext:value-type="float">
            <text:p>13932632</text:p>
          </table:table-cell>
          <table:table-cell office:value-type="float" office:value="2" calcext:value-type="float">
            <text:p>2</text:p>
          </table:table-cell>
          <table:table-cell table:formula="of:=([.F6]/[.E6])-1" office:value-type="float" office:value="-0.0000248454196580816" calcext:value-type="float">
            <text:p>-0.00002485</text:p>
          </table:table-cell>
          <table:table-cell table:formula="of:=([.G6]/[.B6])" office:value-type="float" office:value="0.283104369655353" calcext:value-type="float">
            <text:p>0.2831</text:p>
          </table:table-cell>
          <table:table-cell table:formula="of:=([.H6]/[.B6])" office:value-type="float" office:value="0.283097335808482" calcext:value-type="float">
            <text:p>0.2831</text:p>
          </table:table-cell>
          <table:table-cell office:value-type="float" office:value="3944389" calcext:value-type="float">
            <text:p>3944389.00</text:p>
          </table:table-cell>
          <table:table-cell office:value-type="float" office:value="3944291" calcext:value-type="float">
            <text:p>3944291.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/>
    </number:number-style>
    <number:number-style style:name="N130">
      <style:text-properties fo:color="#ff0000"/>
      <number:text>-</number:text>
      <number:number number:decimal-places="4" number:min-decimal-places="4" number:min-integer-digits="1"/>
      <style:map style:condition="value()&gt;=0" style:apply-style-name="N130P0"/>
    </number:number-style>
    <number:number-style style:name="N132P0" style:volatile="true">
      <number:number number:decimal-places="8" number:min-decimal-places="8" number:min-integer-digits="1"/>
    </number:number-style>
    <number:number-style style:name="N132">
      <style:text-properties fo:color="#ff0000"/>
      <number:text>-</number:text>
      <number:number number:decimal-places="8" number:min-decimal-places="8" number:min-integer-digits="1"/>
      <style:map style:condition="value()&gt;=0" style:apply-style-name="N132P0"/>
    </number:number-style>
    <number:number-style style:name="N134P0" style:volatile="true">
      <number:text>+</number:text>
      <number:number number:decimal-places="8" number:min-decimal-places="8" number:min-integer-digits="1"/>
    </number:number-style>
    <number:number-style style:name="N134">
      <style:text-properties fo:color="#ff0000"/>
      <number:text>-</number:text>
      <number:number number:decimal-places="8" number:min-decimal-places="8" number:min-integer-digits="1"/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08:17:56.8433426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08:20:01.594714488</dc:date>
    <meta:editing-duration>PT2H59M22S</meta:editing-duration>
    <meta:editing-cycles>28</meta:editing-cycles>
    <meta:generator>LibreOffice/24.2.2.2$Linux_X86_64 LibreOffice_project/420$Build-2</meta:generator>
    <meta:document-statistic meta:table-count="1" meta:cell-count="48" meta:object-count="0"/>
  </office:meta>
</office:document-meta>
</file>